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text-properties officeooo:rsid="001bdc12" officeooo:paragraph-rsid="001bdc12"/>
    </style:style>
    <style:style style:name="P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#########Views .py########</text:p>
      <text:p text:style-name="Standard"/>
      <text:p text:style-name="Standard"/>
      <text:p text:style-name="Standard"/>
      <text:p text:style-name="P1"><text:span text:style-name="T1">def</text:span> <text:span text:style-name="T2">send_approval_Mail</text:span>(<text:span text:style-name="T3">request</text:span>):</text:p>
      <text:p text:style-name="P1"><text:span text:style-name="T4">if</text:span> <text:span text:style-name="T3">request</text:span>.method == <text:span text:style-name="T5">"POST"</text:span>:</text:p>
      <text:p text:style-name="P1"><text:span text:style-name="T3">list_id</text:span> = <text:span text:style-name="T3">request</text:span>.POST.getlist(<text:span text:style-name="T5">'id[]'</text:span>)</text:p>
      <text:p text:style-name="P1"><text:span text:style-name="T3">change_approve</text:span> = <text:span text:style-name="T6">cl_New_change</text:span>.<text:span text:style-name="T3">objects</text:span>.<text:span text:style-name="T2">filter</text:span>(<text:span text:style-name="T3">id</text:span>=<text:span text:style-name="T3">list_id</text:span>[<text:span text:style-name="T7">0</text:span>]).<text:span text:style-name="T2">first</text:span>()</text:p>
      <text:p text:style-name="P2"/>
      <text:p text:style-name="P1"><text:span text:style-name="T2">print</text:span>(<text:span text:style-name="T3">change_approve</text:span>.<text:span text:style-name="T3">txt_description</text:span>)</text:p>
      <text:p text:style-name="P1"><text:span text:style-name="T3">subject</text:span> = <text:span text:style-name="T5">'Welcome to Olatech Solutions'</text:span></text:p>
      <text:p text:style-name="P1"><text:span text:style-name="T3">message</text:span> = <text:span text:style-name="T1">f</text:span><text:span text:style-name="T5">'Please approve Following Change for further process. Change ID : "</text:span><text:span text:style-name="T1">{</text:span><text:span text:style-name="T3">list_id</text:span>[<text:span text:style-name="T7">0</text:span>]<text:span text:style-name="T1">}</text:span><text:span text:style-name="T5">" Change Discription : "</text:span><text:span text:style-name="T1">{</text:span><text:span text:style-name="T3">change_approve</text:span>.<text:span text:style-name="T3">txt_description</text:span><text:span text:style-name="T1">}</text:span><text:span text:style-name="T5">" '</text:span></text:p>
      <text:p text:style-name="P1"><text:span text:style-name="T2">print</text:span>(<text:span text:style-name="T3">message</text:span>)</text:p>
      <text:p text:style-name="P1"><text:span text:style-name="T3">sender</text:span> = <text:span text:style-name="T3">settings</text:span>.EMAIL_HOST_USER</text:p>
      <text:p text:style-name="P1"><text:span text:style-name="T3">recepient</text:span> = [<text:span text:style-name="T5">'ankush.n@olatechs.com'</text:span>, <text:span text:style-name="T5">'mangesh.b@olatechs.com'</text:span>, <text:span text:style-name="T5">'kajal.p@olatechs.com'</text:span>]</text:p>
      <text:p text:style-name="P1"><text:span text:style-name="T2">send_mail</text:span>(<text:span text:style-name="T3">subject</text:span>, <text:span text:style-name="T3">message</text:span>, <text:span text:style-name="T3">sender</text:span>, <text:span text:style-name="T3">recepient</text:span>, <text:span text:style-name="T3">fail_silently</text:span>=<text:span text:style-name="T1">False</text:span>)</text:p>
      <text:p text:style-name="P1"><text:span text:style-name="T4">return</text:span> <text:span text:style-name="T2">render</text:span>(<text:span text:style-name="T3">request</text:span>, <text:span text:style-name="T5">'tool/approve_change.html'</text:span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8">EMAIL_BACKEND</text:span> = <text:span text:style-name="T5">'django.core.mail.backends.smtp.EmailBackend'</text:span></text:p>
      <text:p text:style-name="P1"><text:span text:style-name="T8">EMAIL_PORT</text:span> = <text:span text:style-name="T7">465</text:span></text:p>
      <text:p text:style-name="P1"><text:span text:style-name="T8">EMAIL_HOST</text:span> = <text:span text:style-name="T5">'mail.supremecluster.com'</text:span></text:p>
      <text:p text:style-name="P1"><text:span text:style-name="T8">EMAIL_HOST_USER</text:span> = <text:span text:style-name="T5">'ankush.n@olatechs.com'</text:span></text:p>
      <text:p text:style-name="P1"><text:span text:style-name="T8">EMAIL_HOST_PASSWORD</text:span> = <text:span text:style-name="T5">'Contact@1234'</text:span></text:p>
      <text:p text:style-name="P1"><text:span text:style-name="T8">EMAIL_USE_SSL</text:span>=<text:span text:style-name="T1">True</text:span></text:p>
      <text:p text:style-name="Standard"/>
      <text:p text:style-name="Standard"/>
      <text:p text:style-name="Standard"/>
      <text:p text:style-name="Standard"/>
      <text:p text:style-name="P4">&lt;!-- For Approve Change --&gt;</text:p>
      <text:p text:style-name="P1"><text:span text:style-name="T9">&lt;</text:span><text:span text:style-name="T1">script</text:span><text:span text:style-name="T9">&gt;</text:span></text:p>
      <text:p text:style-name="P1"><text:span text:style-name="T2">$</text:span>(<text:span text:style-name="T3">document</text:span>).<text:span text:style-name="T2">ready</text:span>(<text:span text:style-name="T1">function</text:span> () {</text:p>
      <text:p text:style-name="P1"><text:span text:style-name="T2">$</text:span>(<text:span text:style-name="T5">'#approve_btn'</text:span>).<text:span text:style-name="T2">click</text:span>(<text:span text:style-name="T1">function</text:span> () {</text:p>
      <text:p text:style-name="P1"><text:span text:style-name="T4">if</text:span> (<text:span text:style-name="T2">confirm</text:span>(<text:span text:style-name="T5">'Are You Sure You Want to Approve Change?'</text:span>)) {</text:p>
      <text:p text:style-name="P1"><text:span text:style-name="T1">var</text:span> <text:span text:style-name="T3">id</text:span> = [];</text:p>
      <text:p text:style-name="P1"><text:span text:style-name="T1">var</text:span> <text:span text:style-name="T3">csrf</text:span> = <text:span text:style-name="T2">$</text:span>(<text:span text:style-name="T5">'input[name=csrfmiddlewaretoken]'</text:span>).<text:span text:style-name="T2">val</text:span>();</text:p>
      <text:p text:style-name="P1"><text:span text:style-name="T2">$</text:span>(<text:span text:style-name="T5">':checkbox:checked'</text:span>).<text:span text:style-name="T2">each</text:span>(<text:span text:style-name="T1">function</text:span> (<text:span text:style-name="T3">i</text:span>) {</text:p>
      <text:p text:style-name="P1"><text:span text:style-name="T3">id</text:span>[<text:span text:style-name="T3">i</text:span>] = <text:span text:style-name="T2">$</text:span>(<text:span text:style-name="T1">this</text:span>).<text:span text:style-name="T2">val</text:span>()</text:p>
      <text:p text:style-name="P1">})</text:p>
      <text:p text:style-name="P1"><text:span text:style-name="T4">if</text:span> (<text:span text:style-name="T3">id</text:span>.<text:span text:style-name="T3">length</text:span> === <text:span text:style-name="T7">0</text:span>) {</text:p>
      <text:p text:style-name="P1"><text:span text:style-name="T2">alert</text:span>(<text:span text:style-name="T5">"please select Change Which u want to assign?"</text:span>)</text:p>
      <text:p text:style-name="P1">} <text:span text:style-name="T4">else</text:span> {</text:p>
      <text:p text:style-name="P1"><text:span text:style-name="T3">console</text:span>.<text:span text:style-name="T2">log</text:span>(<text:span text:style-name="T3">id</text:span>)</text:p>
      <text:p text:style-name="P1"><text:span text:style-name="T1">var</text:span> <text:span text:style-name="T3">p</text:span> = <text:span text:style-name="T3">document</text:span>.<text:span text:style-name="T2">getElementById</text:span>(<text:span text:style-name="T5">'select_person'</text:span>).<text:span text:style-name="T3">value</text:span> </text:p>
      <text:p text:style-name="P1"><text:span text:style-name="T8">$</text:span>.<text:span text:style-name="T2">ajax</text:span>({</text:p>
      <text:p text:style-name="P1"><text:soft-page-break/><text:span text:style-name="T3">url:</text:span> <text:span text:style-name="T5">"{% url 'sendMail' %}"</text:span>,</text:p>
      <text:p text:style-name="P1"><text:span text:style-name="T3">method:</text:span> <text:span text:style-name="T5">"POST"</text:span>,</text:p>
      <text:p text:style-name="P1"><text:span text:style-name="T3">data:</text:span> {</text:p>
      <text:p text:style-name="P1"><text:span text:style-name="T3">id</text:span>,</text:p>
      <text:p text:style-name="P1"><text:span text:style-name="T3">p</text:span>,</text:p>
      <text:p text:style-name="P1"><text:span text:style-name="T3">csrfmiddlewaretoken:</text:span> <text:span text:style-name="T3">csrf</text:span></text:p>
      <text:p text:style-name="P1">},</text:p>
      <text:p text:style-name="P1"><text:span text:style-name="T2">success</text:span><text:span text:style-name="T3">:</text:span> <text:span text:style-name="T1">function</text:span> (<text:span text:style-name="T3">response</text:span>) {</text:p>
      <text:p text:style-name="P1"><text:span text:style-name="T2">alert</text:span>(<text:span text:style-name="T5">"success"</text:span>)</text:p>
      <text:p text:style-name="P1"><text:span text:style-name="T3">location</text:span>.<text:span text:style-name="T2">reload</text:span>();</text:p>
      <text:p text:style-name="P1"><text:span text:style-name="T4">for</text:span> (<text:span text:style-name="T1">var</text:span> <text:span text:style-name="T3">i</text:span> = <text:span text:style-name="T7">0</text:span>; <text:span text:style-name="T3">i</text:span> &lt; <text:span text:style-name="T3">id</text:span>.<text:span text:style-name="T3">length</text:span>; <text:span text:style-name="T3">i</text:span>++) {</text:p>
      <text:p text:style-name="P1"><text:span text:style-name="T1">var</text:span> <text:span text:style-name="T3">error</text:span> = <text:span text:style-name="T2">$</text:span>(<text:span text:style-name="T3">response</text:span>).<text:span text:style-name="T2">find</text:span>(<text:span text:style-name="T5">'#error_text'</text:span>)</text:p>
      <text:p text:style-name="P1"><text:span text:style-name="T1">var</text:span> <text:span text:style-name="T3">error_class</text:span> = <text:span text:style-name="T2">$</text:span>(<text:span text:style-name="T3">error</text:span>).<text:span text:style-name="T2">attr</text:span>(<text:span text:style-name="T5">'class'</text:span>)</text:p>
      <text:p text:style-name="P1"><text:span text:style-name="T2">$</text:span>(<text:span text:style-name="T5">'#error'</text:span>).<text:span text:style-name="T2">addClass</text:span>(<text:span text:style-name="T3">error_class</text:span>)</text:p>
      <text:p text:style-name="P1"><text:span text:style-name="T2">$</text:span>(<text:span text:style-name="T5">'#error'</text:span>).<text:span text:style-name="T2">text</text:span>(<text:span text:style-name="T3">error</text:span>.<text:span text:style-name="T2">text</text:span>())</text:p>
      <text:p text:style-name="P1"><text:span text:style-name="T2">$</text:span>(<text:span text:style-name="T5">'tr#'</text:span> + <text:span text:style-name="T3">id</text:span>[<text:span text:style-name="T3">i</text:span>] + <text:span text:style-name="T5">''</text:span>).<text:span text:style-name="T2">fadeOut</text:span>(<text:span text:style-name="T5">'slow'</text:span>);</text:p>
      <text:p text:style-name="P1">}</text:p>
      <text:p text:style-name="P1">},</text:p>
      <text:p text:style-name="P1">})</text:p>
      <text:p text:style-name="P1">}</text:p>
      <text:p text:style-name="P1">}</text:p>
      <text:p text:style-name="P1">})</text:p>
      <text:p text:style-name="P1">})</text:p>
      <text:p text:style-name="P1"><text:span text:style-name="T9">&lt;/</text:span><text:span text:style-name="T1">script</text:span><text:span text:style-name="T9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5:13:45.090219941</meta:creation-date>
    <dc:date>2023-01-31T15:20:32.437915821</dc:date>
    <meta:editing-duration>PT6M48S</meta:editing-duration>
    <meta:editing-cycles>1</meta:editing-cycles>
    <meta:document-statistic meta:table-count="0" meta:image-count="0" meta:object-count="0" meta:page-count="2" meta:paragraph-count="59" meta:word-count="185" meta:character-count="1720" meta:non-whitespace-character-count="1594"/>
    <meta:generator>LibreOffice/7.3.6.2$Linux_X86_64 LibreOffice_project/30$Build-2</meta:generator>
  </office:meta>
</office:document-meta>
</file>